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DAC00000DACF696A8BBA1DBD480.png" manifest:media-type="image/png"/>
  <manifest:file-entry manifest:full-path="Pictures/100000010000001C0000001CD96AC19CC9CC9B39.png" manifest:media-type="image/png"/>
  <manifest:file-entry manifest:full-path="Pictures/1000115A000002E5000002E5FC1DE981171CED4C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6e564" officeooo:paragraph-rsid="001ed3c7"/>
    </style:style>
    <style:style style:name="P2" style:family="paragraph" style:parent-style-name="Standard">
      <style:text-properties officeooo:rsid="001f458b" officeooo:paragraph-rsid="001ed3c7"/>
    </style:style>
    <style:style style:name="P3" style:family="paragraph" style:parent-style-name="Standard">
      <style:text-properties officeooo:paragraph-rsid="001ed3c7"/>
    </style:style>
    <style:style style:name="P4" style:family="paragraph" style:parent-style-name="Table_20_Contents">
      <style:text-properties officeooo:paragraph-rsid="001ed3c7"/>
    </style:style>
    <style:style style:name="P5" style:family="paragraph">
      <loext:graphic-properties draw:fill="none"/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Forma1" draw:style-name="gr1" draw:text-style-name="P5" svg:width="1.5752in" svg:height="1.5752in" svg:x="4.8437in" svg:y="-0.5319in"><draw:image xlink:href="Pictures/1000115A000002E5000002E5FC1DE981171CED4C.svg" xlink:type="simple" xlink:show="embed" xlink:actuate="onLoad" draw:mime-type="image/svg+xml"><text:p/></draw:image><draw:image xlink:href="Pictures/100000010000001C0000001CD96AC19CC9CC9B39.png" xlink:type="simple" xlink:show="embed" xlink:actuate="onLoad" draw:mime-type="image/png"/><loext:qrcode office:string-value="111111111111111111111" loext:qrcode-errorcorrection="low" loext:qrcode-border="1" loext:qrcode-type="0"/></draw:frame>name</text:p>
      <text:p text:style-name="P3"><text:database-display text:table-name="Untitled 1" text:table-type="table" text:column-name="name" text:database-name="Untitled 1">&lt;name&gt;</text:database-display><text:s/></text:p>
      <text:p text:style-name="P3"/>
      <text:p text:style-name="P2">email</text:p>
      <text:p text:style-name="P3"><text:database-display text:table-name="Untitled 1" text:table-type="table" text:column-name="email" text:database-name="Untitled 1">&lt;email&gt;</text:database-display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</table:table>
      <text:p text:style-name="P3"/>
      <text:p text:style-name="P3"><draw:frame draw:style-name="fr1" draw:name="Image1" text:anchor-type="char" svg:x="0.0008in" svg:y="0.1311in" svg:width="1.9665in" svg:height="1.9665in" draw:z-index="1"><draw:image xlink:href="Pictures/1000000100000DAC00000DACF696A8BBA1DBD48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Object1" text:anchor-type="char" svg:width="6.2984in" svg:height="3.5429in" draw:z-index="2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0T06:59:18.045683054</meta:creation-date>
    <meta:editing-duration>PT18M2S</meta:editing-duration>
    <meta:editing-cycles>5</meta:editing-cycles>
    <meta:generator>LibreOffice/7.4.7.2$Linux_X86_64 LibreOffice_project/40$Build-2</meta:generator>
    <dc:date>2024-11-04T22:11:25.069762339</dc:date>
    <meta:document-statistic meta:table-count="1" meta:image-count="1" meta:object-count="1" meta:page-count="1" meta:paragraph-count="4" meta:word-count="4" meta:character-count="23" meta:non-whitespace-character-count="2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88cm" svg:y="3.951cm" style:legend-expansion="high" chart:style-name="ch2"/>
        <chart:plot-area chart:style-name="ch3" chart:data-source-has-labels="both" svg:x="0.319cm" svg:y="0.179cm" svg:width="13.15cm" svg:height="8.641cm">
          <chart:coordinate-region svg:x="0.94cm" svg:y="0.378cm" svg:width="12.529cm" svg:height="8.243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